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2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custom-shape draw:style-name="gr1" draw:text-style-name="P2" draw:layer="layout" svg:width="3cm" svg:height="1cm" svg:x="3.2cm" svg:y="16.3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3.2cm" svg:y="17.3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9.3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8.4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20.3cm">
          <text:p text:style-name="P1">souče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0.8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3.2cm" svg:y="11.8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3.8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2.9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4.8cm">
          <text:p text:style-name="P1">souče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6.3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3.2cm" svg:y="17.3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9.3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18.4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20.3cm">
          <text:p text:style-name="P1">souče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5.3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3.2cm" svg:y="6.3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8.3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7.4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9.3cm">
          <text:p text:style-name="P1">souče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21.8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3.2cm" svg:y="22.8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24.8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23.9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3.2cm" svg:y="25.8cm">
          <text:p text:style-name="P1">souče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5.4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9.2cm" svg:y="6.4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8.4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7.5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9.4cm">
          <text:p text:style-name="P1">část.su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10.8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9.2cm" svg:y="11.8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13.8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12.9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14.8cm">
          <text:p text:style-name="P1">část.su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3.2cm" svg:y="5.4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13.2cm" svg:y="6.4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3.2cm" svg:y="8.4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3.2cm" svg:y="7.5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3.2cm" svg:y="9.4cm">
          <text:p text:style-name="P1">část.su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5.4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9.2cm" svg:y="6.4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8.4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7.5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9.2cm" svg:y="9.4cm">
          <text:p text:style-name="P1">část.su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3.2cm" svg:y="10.8cm">
          <text:p text:style-name="P1">task_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1.1cm" svg:x="13.2cm" svg:y="11.8cm">
          <text:p text:style-name="P1">task_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3.2cm" svg:y="13.8cm">
          <text:p text:style-name="P1">task_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3.2cm" svg:y="12.9cm">
          <text:p text:style-name="P1">task_c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3.2cm" svg:y="14.8cm">
          <text:p text:style-name="P1">část.sum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1.215cm" svg:y="25.761cm">
          <text:p text:style-name="P1">součet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8cm" svg:y1="26.9cm" svg:x2="4.8cm" svg:y2="28.4cm">
          <text:p/>
        </draw:line>
        <draw:line draw:style-name="gr3" draw:text-style-name="P3" draw:layer="layout" svg:x1="12.8cm" svg:y1="26.7cm" svg:x2="12.8cm" svg:y2="28.3cm">
          <text:p/>
        </draw:line>
        <draw:line draw:style-name="gr4" draw:text-style-name="P3" draw:layer="layout" svg:x1="10.7cm" svg:y1="15.8cm" svg:x2="10.7cm" svg:y2="17.3cm">
          <text:p/>
        </draw:line>
        <draw:line draw:style-name="gr4" draw:text-style-name="P3" draw:layer="layout" svg:x1="14.7cm" svg:y1="15.8cm" svg:x2="14.7cm" svg:y2="17.3cm">
          <text:p/>
        </draw:line>
        <draw:line draw:style-name="gr4" draw:text-style-name="P3" draw:layer="layout" svg:x1="10.7cm" svg:y1="17.3cm" svg:x2="14.7cm" svg:y2="17.3cm">
          <text:p/>
        </draw:line>
        <draw:line draw:style-name="gr3" draw:text-style-name="P3" draw:layer="layout" svg:x1="12.7cm" svg:y1="17.3cm" svg:x2="12.7cm" svg:y2="25.8cm">
          <text:p/>
        </draw:line>
        <draw:line draw:style-name="gr4" draw:text-style-name="P3" draw:layer="layout" svg:x1="4.6cm" svg:y1="15.8cm" svg:x2="4.6cm" svg:y2="16.3cm">
          <text:p/>
        </draw:line>
        <draw:line draw:style-name="gr4" draw:text-style-name="P3" draw:layer="layout" svg:x1="4.7cm" svg:y1="10.3cm" svg:x2="4.7cm" svg:y2="10.8cm">
          <text:p/>
        </draw:line>
        <draw:line draw:style-name="gr4" draw:text-style-name="P3" draw:layer="layout" svg:x1="10.7cm" svg:y1="10.4cm" svg:x2="10.7cm" svg:y2="10.8cm">
          <text:p/>
        </draw:line>
        <draw:line draw:style-name="gr4" draw:text-style-name="P3" draw:layer="layout" svg:x1="14.6cm" svg:y1="10.4cm" svg:x2="14.6cm" svg:y2="10.8cm">
          <text:p/>
        </draw:line>
        <draw:line draw:style-name="gr4" draw:text-style-name="P3" draw:layer="layout" svg:x1="4.7cm" svg:y1="21.3cm" svg:x2="4.7cm" svg:y2="21.8cm">
          <text:p/>
        </draw:line>
        <draw:frame draw:style-name="gr5" draw:text-style-name="P4" draw:layer="layout" svg:width="1.8cm" svg:height="0.962cm" svg:x="6.6cm" svg:y="7.3cm">
          <draw:text-box>
            <text:p>i=0</text:p>
          </draw:text-box>
        </draw:frame>
        <draw:frame draw:style-name="gr5" draw:text-style-name="P4" draw:layer="layout" svg:width="1.8cm" svg:height="0.962cm" svg:x="6.6cm" svg:y="13cm">
          <draw:text-box>
            <text:p>i=1</text:p>
          </draw:text-box>
        </draw:frame>
        <draw:frame draw:style-name="gr5" draw:text-style-name="P4" draw:layer="layout" svg:width="1.8cm" svg:height="0.962cm" svg:x="6.7cm" svg:y="18.3cm">
          <draw:text-box>
            <text:p>i=2</text:p>
          </draw:text-box>
        </draw:frame>
        <draw:frame draw:style-name="gr5" draw:text-style-name="P4" draw:layer="layout" svg:width="1.8cm" svg:height="0.962cm" svg:x="6.7cm" svg:y="24cm">
          <draw:text-box>
            <text:p>i=3</text:p>
          </draw:text-box>
        </draw:frame>
        <draw:frame draw:style-name="gr5" draw:text-style-name="P4" draw:layer="layout" svg:width="1.8cm" svg:height="0.962cm" svg:x="6.6cm" svg:y="7.3cm">
          <draw:text-box>
            <text:p>i=0</text:p>
          </draw:text-box>
        </draw:frame>
        <draw:frame draw:style-name="gr5" draw:text-style-name="P6" draw:layer="layout" svg:width="1.8cm" svg:height="0.962cm" svg:x="7.4cm" svg:y="8.2cm">
          <draw:text-box>
            <text:p text:style-name="P5">i=0</text:p>
          </draw:text-box>
        </draw:frame>
        <draw:frame draw:style-name="gr5" draw:text-style-name="P6" draw:layer="layout" svg:width="1.8cm" svg:height="0.962cm" svg:x="7.3cm" svg:y="13.738cm">
          <draw:text-box>
            <text:p text:style-name="P5">i=1</text:p>
          </draw:text-box>
        </draw:frame>
        <draw:frame draw:style-name="gr5" draw:text-style-name="P4" draw:layer="layout" svg:width="1.8cm" svg:height="0.962cm" svg:x="16.6cm" svg:y="7.4cm">
          <draw:text-box>
            <text:p>i=2</text:p>
          </draw:text-box>
        </draw:frame>
        <draw:frame draw:style-name="gr5" draw:text-style-name="P4" draw:layer="layout" svg:width="1.8cm" svg:height="0.962cm" svg:x="16.6cm" svg:y="13cm">
          <draw:text-box>
            <text:p>i=3</text:p>
          </draw:text-box>
        </draw:frame>
        <draw:frame draw:style-name="gr6" draw:text-style-name="P8" draw:layer="layout" svg:width="5.5cm" svg:height="2.157cm" svg:x="2.2cm" svg:y="2.9cm">
          <draw:text-box>
            <text:p text:style-name="P7"><text:span text:style-name="T1">Seriově</text:span></text:p>
            <text:p text:style-name="P7"><text:span text:style-name="T1">1 CPU</text:span></text:p>
          </draw:text-box>
        </draw:frame>
        <draw:frame draw:style-name="gr6" draw:text-style-name="P8" draw:layer="layout" svg:width="5.5cm" svg:height="2.157cm" svg:x="10.1cm" svg:y="2.843cm">
          <draw:text-box>
            <text:p text:style-name="P7"><text:span text:style-name="T1">Paralelně</text:span></text:p>
            <text:p text:style-name="P7"><text:span text:style-name="T1">2 CP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denek </meta:initial-creator>
    <meta:creation-date>2017-05-17T16:36:48.979105569</meta:creation-date>
    <dc:date>2017-05-17T17:23:19.664958163</dc:date>
    <dc:creator>zdenek </dc:creator>
    <meta:editing-duration>PT15M44S</meta:editing-duration>
    <meta:editing-cycles>2</meta:editing-cycles>
    <meta:generator>LibreOffice/4.4.3.2$Linux_X86_64 LibreOffice_project/40m0$Build-2</meta:generator>
    <meta:document-statistic meta:object-count="73"/>
  </office:meta>
</office:document-meta>
</file>